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7bfd" officeooo:paragraph-rsid="000f7bfd"/>
    </style:style>
    <style:style style:name="P2" style:family="paragraph" style:parent-style-name="Standard">
      <style:paragraph-properties fo:text-align="start" style:justify-single-word="false"/>
      <style:text-properties officeooo:rsid="000f7bfd" officeooo:paragraph-rsid="000f7b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3 Progress Report</text:p>
      <text:p text:style-name="P1"/>
      <text:p text:style-name="P2">For this checkpoint we implemented hazard detection, data forwarding, and a L2 cache. <text:s/>We divided the work so each group member worked on one part of the checkpoint. <text:s/>Jay worked on the L2 cache, making it 4 way, set-associative. <text:s/>Steven and Sean collectively worked on hazard detection and data forwarding. <text:s/>We did not come across too many hard problems when implementing our new components. <text:s/>It was trivial to make new changes without breaking any of our already implemented parts. <text:s/>We mainly used the given testcode to verify our design works proper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Kozak</meta:initial-creator>
    <meta:creation-date>2017-04-23T16:21:43.334410834</meta:creation-date>
    <dc:date>2017-04-23T16:32:46.181930887</dc:date>
    <dc:creator>Sean Kozak</dc:creator>
    <meta:editing-duration>PT11M2S</meta:editing-duration>
    <meta:editing-cycles>1</meta:editing-cycles>
    <meta:document-statistic meta:table-count="0" meta:image-count="0" meta:object-count="0" meta:page-count="1" meta:paragraph-count="2" meta:word-count="94" meta:character-count="574" meta:non-whitespace-character-count="475"/>
    <meta:generator>LibreOffice/5.0.6.2$Linux_X86_64 LibreOffice_project/00$Build-2</meta:generator>
  </office:meta>
</office:document-meta>
</file>